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035in" fo:margin-left="0.0806in" fo:margin-top="0in" fo:margin-bottom="0in" table:align="left" style:writing-mode="page"/>
    </style:style>
    <style:style style:name="Table1.A" style:family="table-column">
      <style:table-column-properties style:column-width="0.2313in"/>
    </style:style>
    <style:style style:name="Table1.B" style:family="table-column">
      <style:table-column-properties style:column-width="0.341in"/>
    </style:style>
    <style:style style:name="Table1.C" style:family="table-column">
      <style:table-column-properties style:column-width="1.8in"/>
    </style:style>
    <style:style style:name="Table1.D" style:family="table-column">
      <style:table-column-properties style:column-width="0.3132in"/>
    </style:style>
    <style:style style:name="Table1.E" style:family="table-column">
      <style:table-column-properties style:column-width="0.3118in"/>
    </style:style>
    <style:style style:name="Table1.F" style:family="table-column">
      <style:table-column-properties style:column-width="0.7257in"/>
    </style:style>
    <style:style style:name="Table1.G" style:family="table-column">
      <style:table-column-properties style:column-width="0.234in"/>
    </style:style>
    <style:style style:name="Table1.H" style:family="table-column">
      <style:table-column-properties style:column-width="0.2924in"/>
    </style:style>
    <style:style style:name="Table1.I" style:family="table-column">
      <style:table-column-properties style:column-width="1.8146in"/>
    </style:style>
    <style:style style:name="Table1.L" style:family="table-column">
      <style:table-column-properties style:column-width="0.8132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2" style:family="table-row">
      <style:table-row-properties style:min-row-height="0.1694in" fo:keep-together="auto"/>
    </style:style>
    <style:style style:name="Table1.3" style:family="table-row">
      <style:table-row-properties style:min-row-height="0.1597in" fo:keep-together="auto"/>
    </style:style>
    <style:style style:name="Table1.6" style:family="table-row">
      <style:table-row-properties style:min-row-height="0.1708in" fo:keep-together="auto"/>
    </style:style>
    <style:style style:name="Table1.21" style:family="table-row">
      <style:table-row-properties style:min-row-height="0.1715in" fo:keep-together="auto"/>
    </style:style>
    <style:style style:name="Table1.31" style:family="table-row">
      <style:table-row-properties style:min-row-height="0.159in" fo:keep-together="auto"/>
    </style:style>
    <style:style style:name="Table1.34" style:family="table-row">
      <style:table-row-properties style:min-row-height="0.1701in" fo:keep-together="auto"/>
    </style:style>
    <style:style style:name="Table1.45" style:family="table-row">
      <style:table-row-properties style:min-row-height="0.2854in" fo:keep-together="auto"/>
    </style:style>
    <style:style style:name="Table1.J52" style:family="table-cell" style:data-style-name="N0">
      <style:table-cell-properties fo:padding-left="0.0035in" fo:padding-right="0.0035in" fo:padding-top="0in" fo:padding-bottom="0in" fo:border="0.5pt solid #000000"/>
    </style:style>
    <style:style style:name="Table2" style:family="table" style:master-page-name="Converted1">
      <style:table-properties style:width="7.4493in" fo:margin-left="0.1146in" fo:margin-top="0in" fo:margin-bottom="0in" style:page-number="auto" table:align="left" style:writing-mode="page"/>
    </style:style>
    <style:style style:name="Table2.A" style:family="table-column">
      <style:table-column-properties style:column-width="0.2514in"/>
    </style:style>
    <style:style style:name="Table2.B" style:family="table-column">
      <style:table-column-properties style:column-width="0.2451in"/>
    </style:style>
    <style:style style:name="Table2.C" style:family="table-column">
      <style:table-column-properties style:column-width="2.0007in"/>
    </style:style>
    <style:style style:name="Table2.D" style:family="table-column">
      <style:table-column-properties style:column-width="0.3146in"/>
    </style:style>
    <style:style style:name="Table2.E" style:family="table-column">
      <style:table-column-properties style:column-width="0.3118in"/>
    </style:style>
    <style:style style:name="Table2.F" style:family="table-column">
      <style:table-column-properties style:column-width="0.4854in"/>
    </style:style>
    <style:style style:name="Table2.G" style:family="table-column">
      <style:table-column-properties style:column-width="0.2681in"/>
    </style:style>
    <style:style style:name="Table2.H" style:family="table-column">
      <style:table-column-properties style:column-width="0.1889in"/>
    </style:style>
    <style:style style:name="Table2.I" style:family="table-column">
      <style:table-column-properties style:column-width="0.3139in"/>
    </style:style>
    <style:style style:name="Table2.J" style:family="table-column">
      <style:table-column-properties style:column-width="1.5653in"/>
    </style:style>
    <style:style style:name="Table2.K" style:family="table-column">
      <style:table-column-properties style:column-width="0.3125in"/>
    </style:style>
    <style:style style:name="Table2.L" style:family="table-column">
      <style:table-column-properties style:column-width="0.3153in"/>
    </style:style>
    <style:style style:name="Table2.M" style:family="table-column">
      <style:table-column-properties style:column-width="0.8764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/>
    </style:style>
    <style:style style:name="Table2.2" style:family="table-row">
      <style:table-row-properties style:min-row-height="0.1646in" fo:keep-together="auto"/>
    </style:style>
    <style:style style:name="Table2.3" style:family="table-row">
      <style:table-row-properties style:min-row-height="0.1542in" fo:keep-together="auto"/>
    </style:style>
    <style:style style:name="Table2.15" style:family="table-row">
      <style:table-row-properties style:min-row-height="0.1549in" fo:keep-together="auto"/>
    </style:style>
    <style:style style:name="Table2.A15" style:family="table-cell">
      <style:table-cell-properties fo:padding-left="0.0035in" fo:padding-right="0.0035in" fo:padding-top="0in" fo:padding-bottom="0in" fo:border-left="none" fo:border-right="0.5pt solid #000000" fo:border-top="0.5pt solid #000000" fo:border-bottom="none"/>
    </style:style>
    <style:style style:name="Table2.16" style:family="table-row">
      <style:table-row-properties style:min-row-height="0.2542in" fo:keep-together="auto"/>
    </style:style>
    <style:style style:name="Table2.A16" style:family="table-cell">
      <style:table-cell-properties fo:padding-left="0.0035in" fo:padding-right="0.0035in" fo:padding-top="0in" fo:padding-bottom="0in" fo:border-left="none" fo:border-right="0.5pt solid #000000" fo:border-top="none" fo:border-bottom="none"/>
    </style:style>
    <style:style style:name="P1" style:family="paragraph" style:parent-style-name="Text_20_body">
      <style:paragraph-properties fo:margin-left="0.5693in" fo:margin-right="0.552in" fo:margin-top="0.0634in" fo:margin-bottom="0in" style:contextual-spacing="false" fo:line-height="148%"/>
    </style:style>
    <style:style style:name="P2" style:family="paragraph" style:parent-style-name="Text_20_body">
      <style:paragraph-properties fo:margin-left="5.6791in" fo:margin-right="0.5661in" fo:line-height="176%" fo:text-align="end" style:justify-single-word="false" fo:text-indent="0.1264in" style:auto-text-indent="false"/>
    </style:style>
    <style:style style:name="P3" style:family="paragraph" style:parent-style-name="Table_20_Paragraph">
      <style:paragraph-properties fo:margin-left="0.0319in" fo:margin-right="0.022in" fo:line-height="0.1272in" fo:text-align="center" style:justify-single-word="false"/>
    </style:style>
    <style:style style:name="P4" style:family="paragraph" style:parent-style-name="Table_20_Paragraph">
      <style:paragraph-properties fo:margin-left="0.0319in" fo:margin-right="0.0252in" fo:line-height="0.1272in" fo:text-align="center" style:justify-single-word="false"/>
    </style:style>
    <style:style style:name="P5" style:family="paragraph" style:parent-style-name="Table_20_Paragraph">
      <style:paragraph-properties fo:margin-left="0.0319in" fo:margin-right="0.0189in" fo:line-height="0.1272in" fo:text-align="center" style:justify-single-word="false"/>
    </style:style>
    <style:style style:name="P6" style:family="paragraph" style:parent-style-name="Table_20_Paragraph">
      <style:paragraph-properties fo:margin-left="0.0319in" fo:margin-right="0.0217in" fo:line-height="0.1272in" fo:text-align="center" style:justify-single-word="false"/>
    </style:style>
    <style:style style:name="P7" style:family="paragraph" style:parent-style-name="Table_20_Paragraph">
      <style:paragraph-properties fo:margin-left="0.0319in" fo:margin-right="0.0244in" fo:line-height="0.1272in" fo:text-align="center" style:justify-single-word="false"/>
    </style:style>
    <style:style style:name="P8" style:family="paragraph" style:parent-style-name="Table_20_Paragraph">
      <style:paragraph-properties fo:margin-left="0.6134in" fo:margin-right="0.6016in" fo:line-height="0.1272in" fo:text-align="center" style:justify-single-word="false"/>
    </style:style>
    <style:style style:name="P9" style:family="paragraph" style:parent-style-name="Table_20_Paragraph">
      <style:paragraph-properties fo:margin-left="0.6189in" fo:margin-right="0.611in" fo:line-height="0.1272in" fo:text-align="center" style:justify-single-word="false"/>
    </style:style>
    <style:style style:name="P10" style:family="paragraph" style:parent-style-name="Table_20_Paragraph">
      <style:paragraph-properties fo:margin-left="1.0681in" fo:margin-right="1.0555in" fo:line-height="0.1272in" fo:text-align="center" style:justify-single-word="false"/>
    </style:style>
    <style:style style:name="P11" style:family="paragraph" style:parent-style-name="Table_20_Paragraph">
      <style:paragraph-properties fo:margin-left="1.0681in" fo:margin-right="1.0583in" fo:line-height="0.1272in" fo:text-align="center" style:justify-single-word="false"/>
    </style:style>
    <style:style style:name="P12" style:family="paragraph" style:parent-style-name="Table_20_Paragraph">
      <style:paragraph-properties fo:margin-left="1.0709in" fo:margin-right="1.0654in" fo:line-height="0.1272in" fo:text-align="center" style:justify-single-word="false"/>
    </style:style>
    <style:style style:name="P13" style:family="paragraph" style:parent-style-name="Table_20_Paragraph">
      <style:paragraph-properties fo:margin-left="1.0693in" fo:margin-right="1.0654in" fo:line-height="0.1272in" fo:text-align="center" style:justify-single-word="false"/>
    </style:style>
    <style:style style:name="P14" style:family="paragraph" style:parent-style-name="Table_20_Paragraph">
      <style:paragraph-properties fo:margin-left="0.0528in" fo:margin-right="0in" fo:line-height="0.1272in"/>
    </style:style>
    <style:style style:name="P15" style:family="paragraph" style:parent-style-name="Table_20_Paragraph">
      <style:paragraph-properties fo:margin-left="0.0181in" fo:margin-right="0in" fo:line-height="0.1272in"/>
    </style:style>
    <style:style style:name="P16" style:family="paragraph" style:parent-style-name="Table_20_Paragraph">
      <style:paragraph-properties fo:margin-left="0.0217in" fo:margin-right="0in" fo:line-height="0.1272in"/>
    </style:style>
    <style:style style:name="P17" style:family="paragraph" style:parent-style-name="Table_20_Paragraph">
      <style:paragraph-properties fo:margin-left="0.0909in" fo:margin-right="0in" fo:line-height="0.1272in"/>
    </style:style>
    <style:style style:name="P18" style:family="paragraph" style:parent-style-name="Table_20_Paragraph">
      <style:paragraph-properties fo:margin-left="0.0283in" fo:margin-right="0in" fo:line-height="0.1272in"/>
    </style:style>
    <style:style style:name="P19" style:family="paragraph" style:parent-style-name="Table_20_Paragraph">
      <style:paragraph-properties fo:margin-left="0.0154in" fo:margin-right="0in" fo:line-height="0.1272in"/>
    </style:style>
    <style:style style:name="P20" style:family="paragraph" style:parent-style-name="Table_20_Paragraph">
      <style:paragraph-properties fo:margin-left="0.1307in" fo:margin-right="0in" fo:line-height="0.1272in"/>
    </style:style>
    <style:style style:name="P21" style:family="paragraph" style:parent-style-name="Table_20_Paragraph">
      <style:paragraph-properties fo:margin-left="0.5382in" fo:margin-right="0in" fo:line-height="0.1272in"/>
    </style:style>
    <style:style style:name="P22" style:family="paragraph" style:parent-style-name="Table_20_Paragraph">
      <style:paragraph-properties fo:margin-left="0.5043in" fo:margin-right="0in" fo:line-height="0.1272in"/>
    </style:style>
    <style:style style:name="P23" style:family="paragraph" style:parent-style-name="Table_20_Paragraph">
      <style:paragraph-properties fo:margin-left="1.6181in" fo:margin-right="0in" fo:line-height="0.1272in"/>
    </style:style>
    <style:style style:name="P24" style:family="paragraph" style:parent-style-name="Table_20_Paragraph">
      <style:paragraph-properties fo:margin-left="1.1799in" fo:margin-right="0in" fo:line-height="0.1272in"/>
    </style:style>
    <style:style style:name="P25" style:family="paragraph" style:parent-style-name="Table_20_Paragraph">
      <style:paragraph-properties fo:margin-left="0.6634in" fo:margin-right="0in" fo:line-height="0.1272in"/>
    </style:style>
    <style:style style:name="P26" style:family="paragraph" style:parent-style-name="Table_20_Paragraph">
      <style:paragraph-properties fo:margin-left="0.2252in" fo:margin-right="0in" fo:line-height="0.1272in"/>
    </style:style>
    <style:style style:name="P27" style:family="paragraph" style:parent-style-name="Table_20_Paragraph">
      <style:paragraph-properties fo:margin-left="0.1146in" fo:margin-right="0.0307in" style:line-height-at-least="0.1252in" fo:text-indent="-0.0638in" style:auto-text-indent="false"/>
    </style:style>
    <style:style style:name="P28" style:family="paragraph" style:parent-style-name="Table_20_Paragraph">
      <style:paragraph-properties fo:margin-left="0.1543in" fo:margin-right="0.078in" style:line-height-at-least="0.1252in" fo:text-indent="-0.0638in" style:auto-text-indent="false"/>
    </style:style>
    <style:style style:name="P29" style:family="paragraph" style:parent-style-name="Table_20_Paragraph">
      <style:text-properties fo:font-size="8pt" style:font-size-asian="8pt"/>
    </style:style>
    <style:style style:name="P30" style:family="paragraph" style:parent-style-name="Table_20_Paragraph">
      <style:text-properties fo:font-size="8pt" officeooo:rsid="001f60bf" officeooo:paragraph-rsid="001f60bf" style:font-size-asian="8pt"/>
    </style:style>
    <style:style style:name="P31" style:family="paragraph" style:parent-style-name="Table_20_Paragraph">
      <style:text-properties fo:font-size="8pt" officeooo:paragraph-rsid="00275cca" style:font-size-asian="8pt"/>
    </style:style>
    <style:style style:name="P32" style:family="paragraph" style:parent-style-name="Table_20_Paragraph">
      <style:text-properties fo:font-size="8pt" officeooo:rsid="0020bbae" officeooo:paragraph-rsid="0020bbae" style:font-size-asian="8pt"/>
    </style:style>
    <style:style style:name="P33" style:family="paragraph" style:parent-style-name="Table_20_Paragraph">
      <style:text-properties fo:font-size="8pt" officeooo:rsid="00238c1a" officeooo:paragraph-rsid="00238c1a" style:font-size-asian="8pt"/>
    </style:style>
    <style:style style:name="P34" style:family="paragraph" style:parent-style-name="Table_20_Paragraph">
      <style:text-properties fo:font-size="8pt" officeooo:rsid="002548e8" officeooo:paragraph-rsid="002548e8" style:font-size-asian="8pt"/>
    </style:style>
    <style:style style:name="P35" style:family="paragraph" style:parent-style-name="Table_20_Paragraph">
      <style:text-properties fo:font-size="8pt" officeooo:paragraph-rsid="00295333" style:font-size-asian="8pt"/>
    </style:style>
    <style:style style:name="P36" style:family="paragraph" style:parent-style-name="Table_20_Paragraph">
      <style:text-properties fo:font-size="8pt" officeooo:paragraph-rsid="002548e8" style:font-size-asian="8pt"/>
    </style:style>
    <style:style style:name="P37" style:family="paragraph" style:parent-style-name="Table_20_Paragraph">
      <style:paragraph-properties fo:margin-left="0.0319in" fo:margin-right="0.0189in" fo:margin-top="0.0008in" fo:margin-bottom="0in" style:contextual-spacing="false" fo:text-align="center" style:justify-single-word="false"/>
    </style:style>
    <style:style style:name="P38" style:family="paragraph" style:parent-style-name="Table_20_Paragraph">
      <style:paragraph-properties fo:margin-left="0.0319in" fo:margin-right="0.0189in" fo:margin-top="0.0016in" fo:margin-bottom="0in" style:contextual-spacing="false" fo:text-align="center" style:justify-single-word="false"/>
    </style:style>
    <style:style style:name="P39" style:family="paragraph" style:parent-style-name="Table_20_Paragraph">
      <style:paragraph-properties fo:margin-left="0.0319in" fo:margin-right="0.0217in" fo:margin-top="0.0008in" fo:margin-bottom="0in" style:contextual-spacing="false" fo:text-align="center" style:justify-single-word="false"/>
    </style:style>
    <style:style style:name="P40" style:family="paragraph" style:parent-style-name="Table_20_Paragraph">
      <style:paragraph-properties fo:margin-left="0.0319in" fo:margin-right="0.0217in" fo:margin-top="0.0016in" fo:margin-bottom="0in" style:contextual-spacing="false" fo:text-align="center" style:justify-single-word="false"/>
    </style:style>
    <style:style style:name="P41" style:family="paragraph" style:parent-style-name="Table_20_Paragraph">
      <style:paragraph-properties fo:margin-left="0.0319in" fo:margin-right="0.0244in" fo:margin-top="0.0008in" fo:margin-bottom="0in" style:contextual-spacing="false" fo:text-align="center" style:justify-single-word="false"/>
    </style:style>
    <style:style style:name="P42" style:family="paragraph" style:parent-style-name="Table_20_Paragraph">
      <style:paragraph-properties fo:margin-left="1.0681in" fo:margin-right="1.0563in" fo:margin-top="0.0008in" fo:margin-bottom="0in" style:contextual-spacing="false" fo:text-align="center" style:justify-single-word="false"/>
    </style:style>
    <style:style style:name="P43" style:family="paragraph" style:parent-style-name="Table_20_Paragraph">
      <style:paragraph-properties fo:margin-left="1.0709in" fo:margin-right="1.0654in" fo:margin-top="0.0008in" fo:margin-bottom="0in" style:contextual-spacing="false" fo:text-align="center" style:justify-single-word="false"/>
    </style:style>
    <style:style style:name="P44" style:family="paragraph" style:parent-style-name="Table_20_Paragraph">
      <style:paragraph-properties fo:margin-left="0.0425in" fo:margin-right="0.0327in" fo:margin-top="0.0008in" fo:margin-bottom="0in" style:contextual-spacing="false" fo:text-align="center" style:justify-single-word="false"/>
    </style:style>
    <style:style style:name="P45" style:family="paragraph" style:parent-style-name="Table_20_Paragraph">
      <style:paragraph-properties fo:margin-left="0.0425in" fo:margin-right="0.0291in" fo:margin-top="0.0008in" fo:margin-bottom="0in" style:contextual-spacing="false" fo:text-align="center" style:justify-single-word="false"/>
    </style:style>
    <style:style style:name="P46" style:family="paragraph" style:parent-style-name="Table_20_Paragraph">
      <style:paragraph-properties fo:margin-left="0.0425in" fo:margin-right="0.0319in" fo:margin-top="0.0008in" fo:margin-bottom="0in" style:contextual-spacing="false" fo:text-align="center" style:justify-single-word="false"/>
    </style:style>
    <style:style style:name="P47" style:family="paragraph" style:parent-style-name="Table_20_Paragraph">
      <style:paragraph-properties fo:margin-left="0.7134in" fo:margin-right="0.702in" fo:margin-top="0.0008in" fo:margin-bottom="0in" style:contextual-spacing="false" fo:text-align="center" style:justify-single-word="false"/>
    </style:style>
    <style:style style:name="P48" style:family="paragraph" style:parent-style-name="Table_20_Paragraph">
      <style:paragraph-properties fo:margin-left="0.0063in" fo:margin-right="0.0063in" fo:margin-top="0.0008in" fo:margin-bottom="0in" style:contextual-spacing="false" fo:text-align="center" style:justify-single-word="false"/>
    </style:style>
    <style:style style:name="P49" style:family="paragraph" style:parent-style-name="Table_20_Paragraph">
      <style:paragraph-properties fo:margin-left="0.0063in" fo:margin-right="0.0055in" fo:margin-top="0.0008in" fo:margin-bottom="0in" style:contextual-spacing="false" fo:text-align="center" style:justify-single-word="false"/>
    </style:style>
    <style:style style:name="P50" style:family="paragraph" style:parent-style-name="Table_20_Paragraph">
      <style:paragraph-properties fo:margin-left="1.1835in" fo:margin-right="1.1752in" fo:margin-top="0.0016in" fo:margin-bottom="0in" style:contextual-spacing="false" fo:text-align="center" style:justify-single-word="false"/>
    </style:style>
    <style:style style:name="P51" style:family="paragraph" style:parent-style-name="Table_20_Paragraph">
      <style:paragraph-properties fo:margin-left="0.9563in" fo:margin-right="0.9618in" fo:margin-top="0.0016in" fo:margin-bottom="0in" style:contextual-spacing="false" fo:text-align="center" style:justify-single-word="false"/>
    </style:style>
    <style:style style:name="P52" style:family="paragraph" style:parent-style-name="Table_20_Paragraph">
      <style:paragraph-properties fo:margin-left="1.4929in" fo:margin-right="0in" fo:margin-top="0.0008in" fo:margin-bottom="0in" style:contextual-spacing="false"/>
    </style:style>
    <style:style style:name="P53" style:family="paragraph" style:parent-style-name="Table_20_Paragraph">
      <style:paragraph-properties fo:margin-left="1.4591in" fo:margin-right="0in" fo:margin-top="0.0008in" fo:margin-bottom="0in" style:contextual-spacing="false"/>
    </style:style>
    <style:style style:name="P54" style:family="paragraph" style:parent-style-name="Table_20_Paragraph">
      <style:paragraph-properties fo:margin-left="0.5382in" fo:margin-right="0in" fo:margin-top="0.0008in" fo:margin-bottom="0in" style:contextual-spacing="false"/>
    </style:style>
    <style:style style:name="P55" style:family="paragraph" style:parent-style-name="Table_20_Paragraph">
      <style:paragraph-properties fo:margin-left="0.5043in" fo:margin-right="0in" fo:margin-top="0.0008in" fo:margin-bottom="0in" style:contextual-spacing="false"/>
    </style:style>
    <style:style style:name="P56" style:family="paragraph" style:parent-style-name="Table_20_Paragraph">
      <style:paragraph-properties fo:margin-left="1.4457in" fo:margin-right="0in" fo:margin-top="0.0008in" fo:margin-bottom="0in" style:contextual-spacing="false"/>
    </style:style>
    <style:style style:name="P57" style:family="paragraph" style:parent-style-name="Table_20_Paragraph">
      <style:paragraph-properties fo:margin-left="0.4909in" fo:margin-right="0in" fo:margin-top="0.0008in" fo:margin-bottom="0in" style:contextual-spacing="false"/>
    </style:style>
    <style:style style:name="P58" style:family="paragraph" style:parent-style-name="Table_20_Paragraph">
      <style:paragraph-properties fo:margin-left="0.0063in" fo:margin-right="-0.0102in" fo:margin-top="0.0008in" fo:margin-bottom="0in" style:contextual-spacing="false"/>
    </style:style>
    <style:style style:name="P59" style:family="paragraph" style:parent-style-name="Table_20_Paragraph">
      <style:paragraph-properties fo:margin-left="0.0173in" fo:margin-right="0in" fo:margin-top="0.0008in" fo:margin-bottom="0in" style:contextual-spacing="false"/>
    </style:style>
    <style:style style:name="P60" style:family="paragraph" style:parent-style-name="Table_20_Paragraph">
      <style:paragraph-properties fo:margin-left="0.0181in" fo:margin-right="0in" fo:margin-top="0.0008in" fo:margin-bottom="0in" style:contextual-spacing="false"/>
    </style:style>
    <style:style style:name="P61" style:family="paragraph" style:parent-style-name="Table_20_Paragraph">
      <style:paragraph-properties fo:margin-left="0.1008in" fo:margin-right="0in" fo:margin-top="0.0008in" fo:margin-bottom="0in" style:contextual-spacing="false"/>
    </style:style>
    <style:style style:name="P62" style:family="paragraph" style:parent-style-name="Table_20_Paragraph">
      <style:paragraph-properties fo:margin-left="0.1244in" fo:margin-right="0.0457in" fo:line-height="0.1264in" fo:text-indent="-0.0618in" style:auto-text-indent="false"/>
    </style:style>
    <style:style style:name="P63" style:family="paragraph" style:parent-style-name="Table_20_Paragraph">
      <style:paragraph-properties fo:margin-left="0.1764in" fo:margin-right="0.1193in" fo:line-height="0.1264in" fo:text-indent="-0.0638in" style:auto-text-indent="false"/>
    </style:style>
    <style:style style:name="P64" style:family="paragraph" style:parent-style-name="Table_20_Paragraph">
      <style:paragraph-properties fo:margin-left="1.0583in" fo:margin-right="0.0272in" fo:line-height="0.1264in" fo:text-indent="-1.0201in" style:auto-text-indent="false"/>
    </style:style>
    <style:style style:name="P65" style:family="paragraph" style:parent-style-name="Table_20_Paragraph">
      <style:paragraph-properties fo:margin-left="0.0319in" fo:margin-right="0in" fo:margin-top="0.0008in" fo:margin-bottom="0in" style:contextual-spacing="false"/>
    </style:style>
    <style:style style:name="P66" style:family="paragraph" style:parent-style-name="Table_20_Paragraph">
      <style:paragraph-properties fo:margin-left="0.4984in" fo:margin-right="0in" fo:margin-top="0.0008in" fo:margin-bottom="0in" style:contextual-spacing="false"/>
    </style:style>
    <style:style style:name="P67" style:family="paragraph" style:parent-style-name="Table_20_Paragraph">
      <style:paragraph-properties fo:margin-left="0.0075in" fo:margin-right="0in" fo:margin-top="0.0008in" fo:margin-bottom="0in" style:contextual-spacing="false"/>
    </style:style>
    <style:style style:name="P68" style:family="paragraph" style:parent-style-name="Table_20_Paragraph">
      <style:paragraph-properties fo:margin-left="0.011in" fo:margin-right="0in" fo:margin-top="0.0008in" fo:margin-bottom="0in" style:contextual-spacing="false"/>
    </style:style>
    <style:style style:name="P69" style:family="paragraph" style:parent-style-name="Table_20_Paragraph">
      <style:paragraph-properties fo:margin-left="0.1528in" fo:margin-right="0in" fo:margin-top="0.0008in" fo:margin-bottom="0in" style:contextual-spacing="false"/>
    </style:style>
    <style:style style:name="P70" style:family="paragraph" style:parent-style-name="Table_20_Paragraph">
      <style:text-properties fo:font-size="7pt" style:font-size-asian="7pt"/>
    </style:style>
    <style:style style:name="P71" style:family="paragraph" style:parent-style-name="Table_20_Paragraph">
      <style:paragraph-properties fo:margin-left="0.7646in" fo:margin-right="0in"/>
    </style:style>
    <style:style style:name="P72" style:family="paragraph" style:parent-style-name="Title" style:master-page-name="Standard">
      <style:paragraph-properties style:page-number="auto"/>
    </style:style>
    <style:style style:name="P73" style:family="paragraph" style:parent-style-name="Standard">
      <style:paragraph-properties fo:margin-left="2.4453in" fo:margin-right="2.4453in" fo:margin-top="0.0098in" fo:margin-bottom="0in" style:contextual-spacing="false" fo:text-align="center" style:justify-single-word="false" fo:text-indent="0in" style:auto-text-indent="false"/>
    </style:style>
    <style:style style:name="P74" style:family="paragraph" style:parent-style-name="Standard">
      <style:paragraph-properties fo:margin-left="2.4437in" fo:margin-right="2.4453in" fo:margin-top="0in" fo:margin-bottom="0in" style:contextual-spacing="false" fo:text-align="center" style:justify-single-word="false" fo:text-indent="0in" style:auto-text-indent="false"/>
    </style:style>
    <style:style style:name="P75" style:family="paragraph" style:parent-style-name="Standard">
      <style:paragraph-properties fo:margin-left="1.9547in" fo:margin-right="2.4453in" fo:margin-top="0in" fo:margin-bottom="0in" style:contextual-spacing="false" fo:text-align="center" style:justify-single-word="false" fo:text-indent="0in" style:auto-text-indent="false"/>
    </style:style>
    <style:style style:name="P76" style:family="paragraph" style:parent-style-name="Standard">
      <style:paragraph-properties fo:margin-left="2.3126in" fo:margin-right="2.4453in" fo:margin-top="0.0646in" fo:margin-bottom="0in" style:contextual-spacing="false" fo:text-align="center" style:justify-single-word="false" fo:text-indent="0in" style:auto-text-indent="false"/>
    </style:style>
    <style:style style:name="P77" style:family="paragraph" style:parent-style-name="Text_20_body">
      <style:paragraph-properties fo:margin-top="0.002in" fo:margin-bottom="0in" style:contextual-spacing="false"/>
      <style:text-properties fo:font-size="18pt" fo:font-weight="bold" style:font-size-asian="18pt" style:font-weight-asian="bold"/>
    </style:style>
    <style:style style:name="P78" style:family="paragraph" style:parent-style-name="Text_20_body">
      <style:paragraph-properties fo:margin-top="0.0047in" fo:margin-bottom="0in" style:contextual-spacing="false"/>
      <style:text-properties fo:font-size="7.5pt" fo:font-weight="bold" style:font-size-asian="7.5pt" style:font-weight-asian="bold"/>
    </style:style>
    <style:style style:name="P79" style:family="paragraph" style:parent-style-name="Text_20_body">
      <style:paragraph-properties fo:margin-top="0.0008in" fo:margin-bottom="0in" style:contextual-spacing="false"/>
      <style:text-properties fo:font-size="15.5pt" fo:font-weight="bold" style:font-size-asian="15.5pt" style:font-weight-asian="bold"/>
    </style:style>
    <style:style style:name="P80" style:family="paragraph" style:parent-style-name="Text_20_body">
      <style:paragraph-properties fo:margin-top="0.0071in" fo:margin-bottom="0in" style:contextual-spacing="false"/>
      <style:text-properties fo:font-size="11.5pt" style:font-size-asian="11.5pt"/>
    </style:style>
    <style:style style:name="P81" style:family="paragraph" style:parent-style-name="Text_20_body">
      <style:text-properties fo:font-size="11pt" style:font-size-asian="11pt"/>
    </style:style>
    <style:style style:name="P82" style:family="paragraph" style:parent-style-name="Text_20_body">
      <style:paragraph-properties fo:margin-top="0.0055in" fo:margin-bottom="0in" style:contextual-spacing="false"/>
      <style:text-properties fo:font-size="13.5pt" style:font-size-asian="13.5pt"/>
    </style:style>
    <style:style style:name="P83" style:family="paragraph" style:parent-style-name="Text_20_body">
      <style:paragraph-properties fo:margin-top="0.002in" fo:margin-bottom="0in" style:contextual-spacing="false"/>
      <style:text-properties fo:font-size="9pt" style:font-size-asian="9pt"/>
    </style:style>
    <style:style style:name="T1" style:family="text">
      <style:text-properties fo:letter-spacing="-0.0016in"/>
    </style:style>
    <style:style style:name="T2" style:family="text">
      <style:text-properties style:font-name="Calibri" fo:font-size="12pt" fo:font-weight="bold" style:font-size-asian="12pt" style:font-weight-asian="bold"/>
    </style:style>
    <style:style style:name="T3" style:family="text">
      <style:text-properties style:font-name="Calibri" fo:font-size="12pt" fo:letter-spacing="-0.0016in" fo:font-weight="bold" style:font-size-asian="12pt" style:font-weight-asian="bold"/>
    </style:style>
    <style:style style:name="T4" style:family="text">
      <style:text-properties style:font-name="Calibri" fo:font-size="12pt" fo:letter-spacing="-0.002in" fo:font-weight="bold" style:font-size-asian="12pt" style:font-weight-asian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letter-spacing="-0.0008in" fo:font-weight="bold" style:font-size-asian="12pt" style:font-weight-asian="bold"/>
    </style:style>
    <style:style style:name="T7" style:family="text">
      <style:text-properties fo:font-size="18pt" fo:font-weight="bold" style:font-size-asian="18pt" style:font-weight-asian="bold"/>
    </style:style>
    <style:style style:name="T8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fo:font-size="10pt" fo:letter-spacing="-0.002in" style:text-underline-style="solid" style:text-underline-width="auto" style:text-underline-color="font-color" fo:font-weight="bold" style:font-size-asian="10pt" style:font-weight-asian="bold"/>
    </style:style>
    <style:style style:name="T10" style:family="text">
      <style:text-properties fo:font-size="10pt" fo:letter-spacing="-0.0008in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7.5pt" fo:font-weight="bold" style:font-size-asian="7.5pt" style:font-weight-asian="bold"/>
    </style:style>
    <style:style style:name="T13" style:family="text">
      <style:text-properties fo:font-size="8pt" style:font-size-asian="8pt"/>
    </style:style>
    <style:style style:name="T14" style:family="text">
      <style:text-properties fo:font-size="8pt" fo:letter-spacing="-0.0028in" style:font-size-asian="8pt"/>
    </style:style>
    <style:style style:name="T15" style:family="text">
      <style:text-properties fo:font-size="8pt" fo:letter-spacing="-0.0028in" fo:font-weight="bold" style:font-size-asian="8pt" style:font-weight-asian="bold"/>
    </style:style>
    <style:style style:name="T16" style:family="text">
      <style:text-properties fo:font-size="8pt" fo:letter-spacing="-0.002in" style:font-size-asian="8pt"/>
    </style:style>
    <style:style style:name="T17" style:family="text">
      <style:text-properties fo:font-size="8pt" fo:letter-spacing="-0.002in" fo:font-weight="bold" style:font-size-asian="8pt" style:font-weight-asian="bold"/>
    </style:style>
    <style:style style:name="T18" style:family="text">
      <style:text-properties fo:font-size="8pt" fo:letter-spacing="-0.0256in" style:font-size-asian="8pt"/>
    </style:style>
    <style:style style:name="T19" style:family="text">
      <style:text-properties fo:font-size="8pt" fo:letter-spacing="-0.0256in" fo:font-weight="bold" style:font-size-asian="8pt" style:font-weight-asian="bold"/>
    </style:style>
    <style:style style:name="T20" style:family="text">
      <style:text-properties fo:font-size="8pt" fo:font-weight="bold" style:font-size-asian="8pt" style:font-weight-asian="bold"/>
    </style:style>
    <style:style style:name="T21" style:family="text">
      <style:text-properties fo:font-size="8pt" fo:letter-spacing="-0.0008in" fo:font-weight="bold" style:font-size-asian="8pt" style:font-weight-asian="bold"/>
    </style:style>
    <style:style style:name="T22" style:family="text">
      <style:text-properties fo:font-size="8pt" fo:letter-spacing="-0.0035in" style:font-size-asian="8pt"/>
    </style:style>
    <style:style style:name="T23" style:family="text">
      <style:text-properties fo:font-size="8pt" fo:letter-spacing="-0.0016in" style:font-size-asian="8pt"/>
    </style:style>
    <style:style style:name="T24" style:family="text">
      <style:text-properties fo:font-size="8pt" fo:letter-spacing="-0.0016in" fo:font-weight="bold" style:font-size-asian="8pt" style:font-weight-asian="bold"/>
    </style:style>
    <style:style style:name="T25" style:family="text">
      <style:text-properties fo:font-size="15.5pt" fo:font-weight="bold" style:font-size-asian="15.5pt" style:font-weight-asian="bold"/>
    </style:style>
    <style:style style:name="T26" style:family="text">
      <style:text-properties fo:font-size="9pt" style:font-size-asian="9pt"/>
    </style:style>
    <style:style style:name="T27" style:family="text">
      <style:text-properties fo:font-size="9pt" fo:letter-spacing="-0.0008in" style:font-size-asian="9pt"/>
    </style:style>
    <style:style style:name="T28" style:family="text">
      <style:text-properties fo:font-size="7pt" style:font-size-asian="7pt"/>
    </style:style>
    <style:style style:name="T29" style:family="text">
      <style:text-properties fo:font-size="11.5pt" style:font-size-asian="11.5pt"/>
    </style:style>
    <style:style style:name="T30" style:family="text">
      <style:text-properties fo:letter-spacing="0.0008in"/>
    </style:style>
    <style:style style:name="T31" style:family="text">
      <style:text-properties fo:letter-spacing="0.0016in"/>
    </style:style>
    <style:style style:name="T32" style:family="text">
      <style:text-properties fo:letter-spacing="0.0071in"/>
    </style:style>
    <style:style style:name="T33" style:family="text">
      <style:text-properties fo:letter-spacing="0.002in"/>
    </style:style>
    <style:style style:name="T34" style:family="text">
      <style:text-properties fo:letter-spacing="-0.0327in"/>
    </style:style>
    <style:style style:name="T35" style:family="text">
      <style:text-properties fo:letter-spacing="-0.0008in"/>
    </style:style>
    <style:style style:name="T36" style:family="text">
      <style:text-properties fo:letter-spacing="-0.002in"/>
    </style:style>
    <style:style style:name="T37" style:family="text">
      <style:text-properties fo:letter-spacing="-0.0028in"/>
    </style:style>
    <style:style style:name="T38" style:family="text">
      <style:text-properties fo:font-size="11pt" style:font-size-asian="11pt"/>
    </style:style>
    <style:style style:name="T39" style:family="text">
      <style:text-properties fo:font-size="13.5pt" style:font-size-asian="13.5pt"/>
    </style:style>
    <style:style style:name="T40" style:family="text">
      <style:text-properties officeooo:rsid="00238c1a"/>
    </style:style>
    <style:style style:name="T41" style:family="text">
      <style:text-properties fo:font-variant="normal" fo:text-transform="none" fo:color="#666666" loext:opacity="100%" fo:letter-spacing="normal"/>
    </style:style>
    <style:style style:name="T42" style:family="text">
      <style:text-properties officeooo:rsid="002548e8"/>
    </style:style>
    <style:style style:name="T43" style:family="text">
      <style:text-properties officeooo:rsid="002672d5"/>
    </style:style>
    <style:style style:name="T44" style:family="text">
      <style:text-properties officeooo:rsid="00275cca"/>
    </style:style>
    <style:style style:name="T45" style:family="text">
      <style:text-properties officeooo:rsid="00295333"/>
    </style:style>
    <style:style style:name="T46" style:family="text">
      <style:text-properties officeooo:rsid="0029795f"/>
    </style:style>
    <style:style style:name="T47" style:family="text">
      <style:text-properties officeooo:rsid="002abe6a"/>
    </style:style>
    <style:style style:name="T48" style:family="text">
      <style:text-properties officeooo:rsid="002b41cc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2">POKHARA<text:span text:style-name="T1"> </text:span>UNIVERSITY</text:p>
        <text:p text:style-name="P73" loext:marker-style-name="T2"><text:span text:style-name="T2">Office</text:span><text:span text:style-name="T3"> </text:span><text:span text:style-name="T2">of</text:span><text:span text:style-name="T4"> </text:span><text:span text:style-name="T2">the</text:span><text:span text:style-name="T4"> </text:span><text:span text:style-name="T2">Controller</text:span><text:span text:style-name="T3"> </text:span><text:span text:style-name="T2">of Examinations</text:span></text:p>
        <text:p text:style-name="P73" loext:marker-style-name="T5"><text:span text:style-name="T5">Kaski,</text:span><text:span text:style-name="T6"> </text:span><text:span text:style-name="T5">NEPAL</text:span></text:p>
        <text:p text:style-name="P77" loext:marker-style-name="T7"/>
        <text:p text:style-name="P74" loext:marker-style-name="T11"><text:span text:style-name="T8">DETAIL</text:span><text:span text:style-name="T9"> </text:span><text:span text:style-name="T8">FORM</text:span><text:span text:style-name="T9"> </text:span><text:span text:style-name="T8">FOR</text:span><text:span text:style-name="T10"> </text:span><text:span text:style-name="T8">TRANSCRIPT</text:span></text:p>
        <text:p text:style-name="P78" loext:marker-style-name="T1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D" table:number-columns-repeated="2"/>
          <table:table-column table:style-name="Table1.L"/>
          <table:table-row table:style-name="Table1.1">
            <table:table-cell table:style-name="Table1.A1" office:value-type="string">
              <text:p text:style-name="P3" loext:marker-style-name="T13"><text:span text:style-name="T13">SN</text:span><text:span text:style-name="T13"/></text:p>
            </table:table-cell>
            <table:table-cell table:style-name="Table1.A1" office:value-type="string">
              <text:p text:style-name="P14" loext:marker-style-name="T13"><text:span text:style-name="T13">Code</text:span><text:span text:style-name="T13"/></text:p>
            </table:table-cell>
            <table:table-cell table:style-name="Table1.A1" office:value-type="string">
              <text:p text:style-name="P8" loext:marker-style-name="T13"><text:span text:style-name="T13">Course</text:span><text:span text:style-name="T14"> </text:span><text:span text:style-name="T13">Title</text:span></text:p>
            </table:table-cell>
            <table:table-cell table:style-name="Table1.A1" office:value-type="string">
              <text:p text:style-name="P15" loext:marker-style-name="T13"><text:span text:style-name="T13">Credit</text:span><text:span text:style-name="T13"/></text:p>
            </table:table-cell>
            <table:table-cell table:style-name="Table1.A1" office:value-type="string">
              <text:p text:style-name="P16" loext:marker-style-name="T13"><text:span text:style-name="T13">Grade</text:span><text:span text:style-name="T13"/></text:p>
            </table:table-cell>
            <table:table-cell table:style-name="Table1.A1" office:value-type="string">
              <text:p text:style-name="P17" loext:marker-style-name="T13"><text:span text:style-name="T13">Passed</text:span><text:span text:style-name="T16"> </text:span><text:span text:style-name="T13">Year</text:span></text:p>
              <text:p text:style-name="P27" loext:marker-style-name="T13"><text:span text:style-name="T13">.….(Year)…..</text:span><text:span text:style-name="T18"> </text:span><text:span text:style-name="T13">Fall/Spring</text:span></text:p>
            </table:table-cell>
            <table:table-cell table:style-name="Table1.A1" office:value-type="string">
              <text:p text:style-name="P4" loext:marker-style-name="T13"><text:span text:style-name="T13">SN</text:span><text:span text:style-name="T13"/></text:p>
            </table:table-cell>
            <table:table-cell table:style-name="Table1.A1" office:value-type="string">
              <text:p text:style-name="P18" loext:marker-style-name="T13"><text:span text:style-name="T13">Code</text:span><text:span text:style-name="T13"/></text:p>
            </table:table-cell>
            <table:table-cell table:style-name="Table1.A1" office:value-type="string">
              <text:p text:style-name="P9" loext:marker-style-name="T13"><text:span text:style-name="T13">Course</text:span><text:span text:style-name="T14"> </text:span><text:span text:style-name="T13">Title</text:span></text:p>
            </table:table-cell>
            <table:table-cell table:style-name="Table1.A1" office:value-type="string">
              <text:p text:style-name="P19" loext:marker-style-name="T13"><text:span text:style-name="T13">Credit</text:span><text:span text:style-name="T13"/></text:p>
            </table:table-cell>
            <table:table-cell table:style-name="Table1.A1" office:value-type="string">
              <text:p text:style-name="P15" loext:marker-style-name="T13"><text:span text:style-name="T13">Grade</text:span><text:span text:style-name="T13"/></text:p>
            </table:table-cell>
            <table:table-cell table:style-name="Table1.A1" office:value-type="string">
              <text:p text:style-name="P20" loext:marker-style-name="T13"><text:span text:style-name="T13">Passed</text:span><text:span text:style-name="T16"> </text:span><text:span text:style-name="T13">Year</text:span></text:p>
              <text:p text:style-name="P28" loext:marker-style-name="T13"><text:span text:style-name="T13">.….(Year)…..</text:span><text:span text:style-name="T18"> </text:span><text:span text:style-name="T13">Fall/Spring</text:span></text:p>
            </table:table-cell>
          </table:table-row>
          <table:table-row table:style-name="Table1.2">
            <table:table-cell table:style-name="Table1.A1" table:number-columns-spanned="5" office:value-type="string">
              <text:p text:style-name="P10" loext:marker-style-name="T20"><text:span text:style-name="T20">First</text:span><text:span text:style-name="T21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5" office:value-type="string">
              <text:p text:style-name="P12" loext:marker-style-name="T20"><text:span text:style-name="T20">Second</text:span><text:span text:style-name="T15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9" loext:marker-style-name="T13"/>
            </table:table-cell>
          </table:table-row>
          <table:table-row table:style-name="Table1.3">
            <table:table-cell table:style-name="Table1.A1" office:value-type="string">
              <text:p text:style-name="P37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30" loext:marker-style-name="T13">MTH 112</text:p>
            </table:table-cell>
            <table:table-cell table:style-name="Table1.A1" office:value-type="string">
              <text:p text:style-name="P30" loext:marker-style-name="T13">Engineering Mathematics I</text:p>
            </table:table-cell>
            <table:table-cell table:style-name="Table1.A1" office:value-type="string">
              <text:p text:style-name="P30" loext:marker-style-name="T13"><text:s/>3</text:p>
            </table:table-cell>
            <table:table-cell table:style-name="Table1.A1" office:value-type="string">
              <text:p text:style-name="P29" loext:marker-style-name="T13"><text:s/></text:p>
            </table:table-cell>
            <table:table-cell table:style-name="Table1.A1" office:value-type="string">
              <text:p text:style-name="P31" loext:marker-style-name="T13"><text:s/><text:span text:style-name="T43">2020 </text:span>Fall</text:p>
            </table:table-cell>
            <table:table-cell table:style-name="Table1.A1" office:value-type="string">
              <text:p text:style-name="P39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29" loext:marker-style-name="T13">MTH 114</text:p>
            </table:table-cell>
            <table:table-cell table:style-name="Table1.A1" office:value-type="string">
              <text:p text:style-name="P29" loext:marker-style-name="T13">Engineering Mathematics II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Spring</text:span></text:p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29" loext:marker-style-name="T13">PHY 111</text:p>
            </table:table-cell>
            <table:table-cell table:style-name="Table1.A1" office:value-type="string">
              <text:p text:style-name="P29" loext:marker-style-name="T13">Physics</text:p>
            </table:table-cell>
            <table:table-cell table:style-name="Table1.A1" office:value-type="string">
              <text:p text:style-name="P30" loext:marker-style-name="T13"><text:s/>4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</text:span>Fall</text:p>
            </table:table-cell>
            <table:table-cell table:style-name="Table1.A1" office:value-type="string">
              <text:p text:style-name="P39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29" loext:marker-style-name="T13">ELX 212</text:p>
            </table:table-cell>
            <table:table-cell table:style-name="Table1.A1" office:value-type="string">
              <text:p text:style-name="P29" loext:marker-style-name="T13">Logic Circuit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Spring</text:span></text:p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29" loext:marker-style-name="T13">ENG 111</text:p>
            </table:table-cell>
            <table:table-cell table:style-name="Table1.A1" office:value-type="string">
              <text:p text:style-name="P29" loext:marker-style-name="T13">Communication Techniques</text:p>
            </table:table-cell>
            <table:table-cell table:style-name="Table1.A1" office:value-type="string">
              <text:p text:style-name="P30" loext:marker-style-name="T13"><text:s/>2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</text:span>Fall</text:p>
            </table:table-cell>
            <table:table-cell table:style-name="Table1.A1" office:value-type="string">
              <text:p text:style-name="P39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29" loext:marker-style-name="T13">MTH 130</text:p>
            </table:table-cell>
            <table:table-cell table:style-name="Table1.A1" office:value-type="string">
              <text:p text:style-name="P29" loext:marker-style-name="T13">Mathematical Foundation of Computer Science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Spring</text:span></text:p>
            </table:table-cell>
          </table:table-row>
          <table:table-row table:style-name="Table1.6">
            <table:table-cell table:style-name="Table1.A1" office:value-type="string">
              <text:p text:style-name="P37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29" loext:marker-style-name="T13">CMP 110</text:p>
            </table:table-cell>
            <table:table-cell table:style-name="Table1.A1" office:value-type="string">
              <text:p text:style-name="P29" loext:marker-style-name="T13">Fundamentals of IT</text:p>
            </table:table-cell>
            <table:table-cell table:style-name="Table1.A1" office:value-type="string">
              <text:p text:style-name="P30" loext:marker-style-name="T13"><text:s/>2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</text:span>Fall</text:p>
            </table:table-cell>
            <table:table-cell table:style-name="Table1.A1" office:value-type="string">
              <text:p text:style-name="P39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29" loext:marker-style-name="T13">MEC 120</text:p>
            </table:table-cell>
            <table:table-cell table:style-name="Table1.A1" office:value-type="string">
              <text:p text:style-name="P29" loext:marker-style-name="T13">Engineering Drawing</text:p>
            </table:table-cell>
            <table:table-cell table:style-name="Table1.A1" office:value-type="string">
              <text:p text:style-name="P29" loext:marker-style-name="T13"><text:s/><text:span text:style-name="T40">2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Spring</text:span></text:p>
            </table:table-cell>
          </table:table-row>
          <table:table-row table:style-name="Table1.2">
            <table:table-cell table:style-name="Table1.A1" office:value-type="string">
              <text:p text:style-name="P5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29" loext:marker-style-name="T13">CMP 113</text:p>
            </table:table-cell>
            <table:table-cell table:style-name="Table1.A1" office:value-type="string">
              <text:p text:style-name="P30" loext:marker-style-name="T13">Programming in C</text:p>
            </table:table-cell>
            <table:table-cell table:style-name="Table1.A1" office:value-type="string">
              <text:p text:style-name="P30" loext:marker-style-name="T13"><text:s/>3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</text:span>Fall</text:p>
            </table:table-cell>
            <table:table-cell table:style-name="Table1.A1" office:value-type="string">
              <text:p text:style-name="P6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29" loext:marker-style-name="T13">CMP 115</text:p>
            </table:table-cell>
            <table:table-cell table:style-name="Table1.A1" office:value-type="string">
              <text:p text:style-name="P29" loext:marker-style-name="T13">Object Oriented Programming in C++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Spring</text:span></text:p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29" loext:marker-style-name="T13">CMP 114</text:p>
            </table:table-cell>
            <table:table-cell table:style-name="Table1.A1" office:value-type="string">
              <text:p text:style-name="P29" loext:marker-style-name="T13">Problem Solving Techniques</text:p>
            </table:table-cell>
            <table:table-cell table:style-name="Table1.A1" office:value-type="string">
              <text:p text:style-name="P30" loext:marker-style-name="T13"><text:s/>3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</text:span>Fall</text:p>
            </table:table-cell>
            <table:table-cell table:style-name="Table1.A1" office:value-type="string">
              <text:p text:style-name="P39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32" loext:marker-style-name="T13">CMP 213</text:p>
            </table:table-cell>
            <table:table-cell table:style-name="Table1.A1" office:value-type="string">
              <text:p text:style-name="P29" loext:marker-style-name="T13">Web Technology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0 Spring</text:span></text:p>
            </table:table-cell>
          </table:table-row>
          <table:table-row table:style-name="Table1.3">
            <table:table-cell table:style-name="Table1.A1" office:value-type="string">
              <text:p text:style-name="P38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40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9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6">
            <table:table-cell table:style-name="Table1.A1" office:value-type="string">
              <text:p text:style-name="P37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9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6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7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table:number-columns-spanned="3" office:value-type="string">
              <text:p text:style-name="P52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29" loext:marker-style-name="T13"><text:s/><text:span text:style-name="T43">17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3" office:value-type="string">
              <text:p text:style-name="P53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29" loext:marker-style-name="T13"><text:s/><text:span text:style-name="T43">17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3">
            <table:table-cell table:style-name="Table1.A1" table:number-columns-spanned="3" office:value-type="string">
              <text:p text:style-name="P54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 loext:marker-style-name="T13"/>
            </table:table-cell>
            <table:covered-table-cell/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3" office:value-type="string">
              <text:p text:style-name="P55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 loext:marker-style-name="T13"/>
            </table:table-cell>
            <table:covered-table-cell/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table:number-columns-spanned="5" office:value-type="string">
              <text:p text:style-name="P42" loext:marker-style-name="T20"><text:span text:style-name="T20">Third</text:span><text:span text:style-name="T17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5" office:value-type="string">
              <text:p text:style-name="P43" loext:marker-style-name="T20"><text:span text:style-name="T20">Fourth</text:span><text:span text:style-name="T24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9" loext:marker-style-name="T13"/>
            </table:table-cell>
          </table:table-row>
          <table:table-row table:style-name="Table1.6">
            <table:table-cell table:style-name="Table1.A1" office:value-type="string">
              <text:p text:style-name="P37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29" loext:marker-style-name="T13">MTH 212</text:p>
            </table:table-cell>
            <table:table-cell table:style-name="Table1.A1" office:value-type="string">
              <text:p text:style-name="P29" loext:marker-style-name="T13">Engineering Mathematics III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29" loext:marker-style-name="T13">MTH 230</text:p>
            </table:table-cell>
            <table:table-cell table:style-name="Table1.A1" office:value-type="string">
              <text:p text:style-name="P29" loext:marker-style-name="T13">Numerical Method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5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29" loext:marker-style-name="T13">CMP 220</text:p>
            </table:table-cell>
            <table:table-cell table:style-name="Table1.A1" office:value-type="string">
              <text:p text:style-name="P29" loext:marker-style-name="T13">Software Engineering Fundamental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6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29" loext:marker-style-name="T13">CMP 241</text:p>
            </table:table-cell>
            <table:table-cell table:style-name="Table1.A1" office:value-type="string">
              <text:p text:style-name="P29" loext:marker-style-name="T13">Computer Graphic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29" loext:marker-style-name="T13">CMP 225</text:p>
            </table:table-cell>
            <table:table-cell table:style-name="Table1.A1" office:value-type="string">
              <text:p text:style-name="P29" loext:marker-style-name="T13"><text:s/>Data Structure and Algorithm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29" loext:marker-style-name="T13">CMP 334</text:p>
            </table:table-cell>
            <table:table-cell table:style-name="Table1.A1" office:value-type="string">
              <text:p text:style-name="P29" loext:marker-style-name="T13">Computer Organization and Architecture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 Spring</text:span></text:p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29" loext:marker-style-name="T13">MTH 221</text:p>
            </table:table-cell>
            <table:table-cell table:style-name="Table1.A1" office:value-type="string">
              <text:p text:style-name="P29" loext:marker-style-name="T13">Probability and Queuing Theory</text:p>
            </table:table-cell>
            <table:table-cell table:style-name="Table1.A1" office:value-type="string">
              <text:p text:style-name="P29" loext:marker-style-name="T13"><text:s/><text:span text:style-name="T40">2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29" loext:marker-style-name="T13">CMP <text:span text:style-name="T48">226</text:span></text:p>
            </table:table-cell>
            <table:table-cell table:style-name="Table1.A1" office:value-type="string">
              <text:p text:style-name="P29" loext:marker-style-name="T13">Database Management System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Spring</text:span></text:p>
            </table:table-cell>
          </table:table-row>
          <table:table-row table:style-name="Table1.3">
            <table:table-cell table:style-name="Table1.A1" office:value-type="string">
              <text:p text:style-name="P37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29" loext:marker-style-name="T13">CMP 212</text:p>
            </table:table-cell>
            <table:table-cell table:style-name="Table1.A1" office:value-type="string">
              <text:p text:style-name="P29" loext:marker-style-name="T13">Programming in Java<text:tab/>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29" loext:marker-style-name="T13">CMP 321</text:p>
            </table:table-cell>
            <table:table-cell table:style-name="Table1.A1" office:value-type="string">
              <text:p text:style-name="P29" loext:marker-style-name="T13">Object Oriented Design and Modeling through UML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 Spring</text:span></text:p>
            </table:table-cell>
          </table:table-row>
          <table:table-row table:style-name="Table1.21">
            <table:table-cell table:style-name="Table1.A1" office:value-type="string">
              <text:p text:style-name="P37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29" loext:marker-style-name="T13">CMP 214</text:p>
            </table:table-cell>
            <table:table-cell table:style-name="Table1.A1" office:value-type="string">
              <text:p text:style-name="P29" loext:marker-style-name="T13">Microprocessor and Assembly Language Programming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29" loext:marker-style-name="T13">CMP 290</text:p>
            </table:table-cell>
            <table:table-cell table:style-name="Table1.A1" office:value-type="string">
              <text:p text:style-name="P29" loext:marker-style-name="T13">Project I</text:p>
            </table:table-cell>
            <table:table-cell table:style-name="Table1.A1" office:value-type="string">
              <text:p text:style-name="P29" loext:marker-style-name="T13"><text:s/><text:span text:style-name="T40">1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1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5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6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9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9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3">
            <table:table-cell table:style-name="Table1.A1" office:value-type="string">
              <text:p text:style-name="P39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41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6">
            <table:table-cell table:style-name="Table1.A1" table:number-columns-spanned="3" office:value-type="string">
              <text:p text:style-name="P52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29" loext:marker-style-name="T13"><text:s/><text:span text:style-name="T43">17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3" office:value-type="string">
              <text:p text:style-name="P53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29" loext:marker-style-name="T13"><text:s/><text:span text:style-name="T43">16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table:number-columns-spanned="3" office:value-type="string">
              <text:p text:style-name="P21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 loext:marker-style-name="T13"/>
            </table:table-cell>
            <table:covered-table-cell/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3" office:value-type="string">
              <text:p text:style-name="P22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 loext:marker-style-name="T13"/>
            </table:table-cell>
            <table:covered-table-cell/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table:number-columns-spanned="5" office:value-type="string">
              <text:p text:style-name="P42" loext:marker-style-name="T20"><text:span text:style-name="T20">Fifth</text:span><text:span text:style-name="T21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5" office:value-type="string">
              <text:p text:style-name="P43" loext:marker-style-name="T20"><text:span text:style-name="T20">Sixth</text:span><text:span text:style-name="T24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29" loext:marker-style-name="T13">CMP <text:span text:style-name="T40">331</text:span></text:p>
            </table:table-cell>
            <table:table-cell table:style-name="Table1.A1" office:value-type="string">
              <text:p text:style-name="P33" loext:marker-style-name="T13">Application Operating System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29" loext:marker-style-name="T13">CMP <text:span text:style-name="T40">33</text:span><text:span text:style-name="T42">5</text:span></text:p>
            </table:table-cell>
            <table:table-cell table:style-name="Table1.A1" office:value-type="string">
              <text:p text:style-name="P34" loext:marker-style-name="T13">Computer Network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5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6">
            <table:table-cell table:style-name="Table1.A1" office:value-type="string">
              <text:p text:style-name="P37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29" loext:marker-style-name="T13">CMP <text:span text:style-name="T40">350</text:span></text:p>
            </table:table-cell>
            <table:table-cell table:style-name="Table1.A1" office:value-type="string">
              <text:p text:style-name="P33" loext:marker-style-name="T13">Simulation and Modeling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29" loext:marker-style-name="T13">CMP 312</text:p>
            </table:table-cell>
            <table:table-cell table:style-name="Table1.A1" office:value-type="string">
              <text:p text:style-name="P29" loext:marker-style-name="T13">Principles of Programming Languages</text:p>
            </table:table-cell>
            <table:table-cell table:style-name="Table1.A1" office:value-type="string">
              <text:p text:style-name="P29" loext:marker-style-name="T13"><text:s/><text:span text:style-name="T42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5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31">
            <table:table-cell table:style-name="Table1.A1" office:value-type="string">
              <text:p text:style-name="P5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29" loext:marker-style-name="T13">CMP <text:span text:style-name="T40">457</text:span></text:p>
            </table:table-cell>
            <table:table-cell table:style-name="Table1.A1" office:value-type="string">
              <text:p text:style-name="P33" loext:marker-style-name="T13">Artificial intelligence and Neural Network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6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29" loext:marker-style-name="T13">ECO 411</text:p>
            </table:table-cell>
            <table:table-cell table:style-name="Table1.A1" office:value-type="string">
              <text:p text:style-name="P29" loext:marker-style-name="T13">Engineering Economics</text:p>
            </table:table-cell>
            <table:table-cell table:style-name="Table1.A1" office:value-type="string">
              <text:p text:style-name="P29" loext:marker-style-name="T13"><text:s/><text:span text:style-name="T42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5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5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36" loext:marker-style-name="T13"><text:span text:style-name="T42">MGT</text:span></text:p>
              <text:p text:style-name="P36" loext:marker-style-name="T13"><text:span text:style-name="T40">321</text:span></text:p>
            </table:table-cell>
            <table:table-cell table:style-name="Table1.A1" office:value-type="string">
              <text:p text:style-name="P34" loext:marker-style-name="T13">Oraganization and Management</text:p>
            </table:table-cell>
            <table:table-cell table:style-name="Table1.A1" office:value-type="string">
              <text:p text:style-name="P29" loext:marker-style-name="T13"><text:s/><text:span text:style-name="T42">2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6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29" loext:marker-style-name="T13">CMP 322</text:p>
            </table:table-cell>
            <table:table-cell table:style-name="Table1.A1" office:value-type="string">
              <text:p text:style-name="P29" loext:marker-style-name="T13">Object Oriented Software Development</text:p>
            </table:table-cell>
            <table:table-cell table:style-name="Table1.A1" office:value-type="string">
              <text:p text:style-name="P29" loext:marker-style-name="T13"><text:s/><text:span text:style-name="T42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5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29" loext:marker-style-name="T13">CMP <text:span text:style-name="T40">325</text:span></text:p>
            </table:table-cell>
            <table:table-cell table:style-name="Table1.A1" office:value-type="string">
              <text:p text:style-name="P34" loext:marker-style-name="T13">Analysis and Design of Algorithm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29" loext:marker-style-name="T13">CMP 341</text:p>
            </table:table-cell>
            <table:table-cell table:style-name="Table1.A1" office:value-type="string">
              <text:p text:style-name="P29" loext:marker-style-name="T13">Multimedia Systems</text:p>
            </table:table-cell>
            <table:table-cell table:style-name="Table1.A1" office:value-type="string">
              <text:p text:style-name="P29" loext:marker-style-name="T13"><text:s/><text:span text:style-name="T42">3 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5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34">
            <table:table-cell table:style-name="Table1.A1" office:value-type="string">
              <text:p text:style-name="P38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36" loext:marker-style-name="T13"><text:s/><text:span text:style-name="T42">CMP </text:span></text:p>
              <text:p text:style-name="P34" loext:marker-style-name="T13">311</text:p>
            </table:table-cell>
            <table:table-cell table:style-name="Table1.A1" office:value-type="string">
              <text:p text:style-name="P29" loext:marker-style-name="T13"><text:s/><text:span text:style-name="T42">System Programming</text:span>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40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29" loext:marker-style-name="T13">CMP 390</text:p>
            </table:table-cell>
            <table:table-cell table:style-name="Table1.A1" office:value-type="string">
              <text:p text:style-name="P29" loext:marker-style-name="T13">Project II</text:p>
            </table:table-cell>
            <table:table-cell table:style-name="Table1.A1" office:value-type="string">
              <text:p text:style-name="P29" loext:marker-style-name="T13"><text:s/><text:span text:style-name="T42">2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5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6">
            <table:table-cell table:style-name="Table1.A1" office:value-type="string">
              <text:p text:style-name="P37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9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3">
            <table:table-cell table:style-name="Table1.A1" office:value-type="string">
              <text:p text:style-name="P5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6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5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6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39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41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table:number-columns-spanned="3" office:value-type="string">
              <text:p text:style-name="P52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29" loext:marker-style-name="T13"><text:s/><text:span text:style-name="T43">17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3" office:value-type="string">
              <text:p text:style-name="P53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29" loext:marker-style-name="T13"><text:s/><text:span text:style-name="T43">17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6">
            <table:table-cell table:style-name="Table1.A1" table:number-columns-spanned="3" office:value-type="string">
              <text:p text:style-name="P54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 loext:marker-style-name="T13"/>
            </table:table-cell>
            <table:covered-table-cell/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3" office:value-type="string">
              <text:p text:style-name="P55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 loext:marker-style-name="T13"/>
            </table:table-cell>
            <table:covered-table-cell/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table:number-columns-spanned="5" office:value-type="string">
              <text:p text:style-name="P11" loext:marker-style-name="T20"><text:span text:style-name="T20">Seventh</text:span><text:span text:style-name="T24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5" office:value-type="string">
              <text:p text:style-name="P13" loext:marker-style-name="T20"><text:span text:style-name="T20">Eight</text:span><text:span text:style-name="T24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9" loext:marker-style-name="T13"/>
            </table:table-cell>
          </table:table-row>
          <table:table-row table:style-name="Table1.3">
            <table:table-cell table:style-name="Table1.A1" office:value-type="string">
              <text:p text:style-name="P37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29" loext:marker-style-name="T13">CMP 430</text:p>
            </table:table-cell>
            <table:table-cell table:style-name="Table1.A1" office:value-type="string">
              <text:p text:style-name="P29" loext:marker-style-name="T13">Real Time Systems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29" loext:marker-style-name="T13">CMP 436</text:p>
            </table:table-cell>
            <table:table-cell table:style-name="Table1.A1" office:value-type="string">
              <text:p text:style-name="P29" loext:marker-style-name="T13">Network Programming</text:p>
            </table:table-cell>
            <table:table-cell table:style-name="Table1.A1" office:value-type="string">
              <text:p text:style-name="P29" loext:marker-style-name="T13"><text:s/><text:span text:style-name="T42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4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29" loext:marker-style-name="T13">CMP 435</text:p>
            </table:table-cell>
            <table:table-cell table:style-name="Table1.A1" office:value-type="string">
              <text:p text:style-name="P29" loext:marker-style-name="T13">Distributed Systems<text:tab/>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29" loext:marker-style-name="T13">CMP 420</text:p>
            </table:table-cell>
            <table:table-cell table:style-name="Table1.A1" office:value-type="string">
              <text:p text:style-name="P29" loext:marker-style-name="T13">Software Project Management</text:p>
            </table:table-cell>
            <table:table-cell table:style-name="Table1.A1" office:value-type="string">
              <text:p text:style-name="P29" loext:marker-style-name="T13"><text:s/><text:span text:style-name="T42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4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29" loext:marker-style-name="T13">CMP 480</text:p>
            </table:table-cell>
            <table:table-cell table:style-name="Table1.A1" office:value-type="string">
              <text:p text:style-name="P29" loext:marker-style-name="T13">Enterprise Application Development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29" loext:marker-style-name="T13"><text:s/>—</text:p>
            </table:table-cell>
            <table:table-cell table:style-name="Table1.A1" office:value-type="string">
              <text:p text:style-name="P29" loext:marker-style-name="T13">Elective II<text:span text:style-name="T47">()</text:span></text:p>
            </table:table-cell>
            <table:table-cell table:style-name="Table1.A1" office:value-type="string">
              <text:p text:style-name="P29" loext:marker-style-name="T13"><text:s/><text:span text:style-name="T42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4 </text:span><text:span text:style-name="T43">Spring</text:span></text:p>
            </table:table-cell>
          </table:table-row>
          <table:table-row table:style-name="Table1.45">
            <table:table-cell table:style-name="Table1.A1" office:value-type="string">
              <text:p text:style-name="P37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29" loext:marker-style-name="T13">CMP 441</text:p>
            </table:table-cell>
            <table:table-cell table:style-name="Table1.A1" office:value-type="string">
              <text:p text:style-name="P29" loext:marker-style-name="T13">Image Processing &amp; Pattern Recognition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29" loext:marker-style-name="T13">CMP 490</text:p>
            </table:table-cell>
            <table:table-cell table:style-name="Table1.A1" office:value-type="string">
              <text:p text:style-name="P29" loext:marker-style-name="T13">Project III</text:p>
            </table:table-cell>
            <table:table-cell table:style-name="Table1.A1" office:value-type="string">
              <text:p text:style-name="P29" loext:marker-style-name="T13"><text:s/><text:span text:style-name="T42">5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4">4 </text:span><text:span text:style-name="T43">Spring</text:span></text:p>
            </table:table-cell>
          </table:table-row>
          <text:soft-page-break/>
          <table:table-row table:style-name="Table1.2">
            <table:table-cell table:style-name="Table1.A1" office:value-type="string">
              <text:p text:style-name="P5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29" loext:marker-style-name="T13">CMP 421</text:p>
            </table:table-cell>
            <table:table-cell table:style-name="Table1.A1" office:value-type="string">
              <text:p text:style-name="P29" loext:marker-style-name="T13">Software Testing, Verification, Validation and Quality Assurance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6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3">
            <table:table-cell table:style-name="Table1.A1" office:value-type="string">
              <text:p text:style-name="P37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29" loext:marker-style-name="T13"><text:span text:style-name="T41">—</text:span></text:p>
            </table:table-cell>
            <table:table-cell table:style-name="Table1.A1" office:value-type="string">
              <text:p text:style-name="P29" loext:marker-style-name="T13">Elective I <text:span text:style-name="T47">()</text:span></text:p>
            </table:table-cell>
            <table:table-cell table:style-name="Table1.A1" office:value-type="string">
              <text:p text:style-name="P29" loext:marker-style-name="T13"><text:s/><text:span text:style-name="T40">3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1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39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9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37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9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6">
            <table:table-cell table:style-name="Table1.A1" office:value-type="string">
              <text:p text:style-name="P37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39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office:value-type="string">
              <text:p text:style-name="P6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7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2">
            <table:table-cell table:style-name="Table1.A1" table:number-columns-spanned="3" office:value-type="string">
              <text:p text:style-name="P52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29" loext:marker-style-name="T13"><text:s/><text:span text:style-name="T43">18</text:span>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3" office:value-type="string">
              <text:p text:style-name="P56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J52" office:value-type="float" office:value="14">
              <text:p text:style-name="P29" loext:marker-style-name="T13">14</text:p>
            </table:table-cell>
            <table:table-cell table:style-name="Table1.A1" office:value-type="string">
              <text:p text:style-name="P29" loext:marker-style-name="T13"/>
            </table:table-cell>
            <table:table-cell table:style-name="Table1.A1" office:value-type="string">
              <text:p text:style-name="P29" loext:marker-style-name="T13"/>
            </table:table-cell>
          </table:table-row>
          <table:table-row table:style-name="Table1.3">
            <table:table-cell table:style-name="Table1.A1" table:number-columns-spanned="3" office:value-type="string">
              <text:p text:style-name="P54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 loext:marker-style-name="T13"/>
            </table:table-cell>
            <table:covered-table-cell/>
            <table:table-cell table:style-name="Table1.A1" office:value-type="string">
              <text:p text:style-name="P29" loext:marker-style-name="T13"/>
            </table:table-cell>
            <table:table-cell table:style-name="Table1.A1" table:number-columns-spanned="3" office:value-type="string">
              <text:p text:style-name="P57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9" loext:marker-style-name="T13"/>
            </table:table-cell>
            <table:covered-table-cell/>
            <table:table-cell table:style-name="Table1.A1" office:value-type="string">
              <text:p text:style-name="P29" loext:marker-style-name="T13"/>
            </table:table-cell>
          </table:table-row>
        </table:table>
        <text:p text:style-name="P79" loext:marker-style-name="T25"/>
        <text:p text:style-name="P75" loext:marker-style-name="T26"><text:span text:style-name="T26">Page</text:span><text:span text:style-name="T27"> </text:span><text:span text:style-name="T26">1</text:span><text:span text:style-name="T27"> </text:span><text:span text:style-name="T26">of 2</text:span></text:p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44" loext:marker-style-name="T13"><text:span text:style-name="T13">SN</text:span><text:span text:style-name="T13"/></text:p>
          </table:table-cell>
          <table:table-cell table:style-name="Table2.A1" office:value-type="string">
            <text:p text:style-name="P58" loext:marker-style-name="T13"><text:span text:style-name="T13">Code</text:span><text:span text:style-name="T13"/></text:p>
          </table:table-cell>
          <table:table-cell table:style-name="Table2.A1" office:value-type="string">
            <text:p text:style-name="P47" loext:marker-style-name="T13"><text:span text:style-name="T13">Course</text:span><text:span text:style-name="T14"> </text:span><text:span text:style-name="T13">Title</text:span></text:p>
          </table:table-cell>
          <table:table-cell table:style-name="Table2.A1" office:value-type="string">
            <text:p text:style-name="P59" loext:marker-style-name="T13"><text:span text:style-name="T13">Credit</text:span><text:span text:style-name="T13"/></text:p>
          </table:table-cell>
          <table:table-cell table:style-name="Table2.A1" office:value-type="string">
            <text:p text:style-name="P60" loext:marker-style-name="T13"><text:span text:style-name="T13">Grade</text:span><text:span text:style-name="T13"/></text:p>
          </table:table-cell>
          <table:table-cell table:style-name="Table2.A1" table:number-columns-spanned="2" office:value-type="string">
            <text:p text:style-name="P61" loext:marker-style-name="T13"><text:span text:style-name="T13">Passed</text:span><text:span text:style-name="T16"> </text:span><text:span text:style-name="T13">Year</text:span></text:p>
            <text:p text:style-name="P62" loext:marker-style-name="T13"><text:span text:style-name="T13">.….(Year)…..</text:span><text:span text:style-name="T18"> </text:span><text:span text:style-name="T13">Fall/Spring</text:span></text:p>
          </table:table-cell>
          <table:covered-table-cell/>
          <table:table-cell table:style-name="Table2.A1" office:value-type="string">
            <text:p text:style-name="P48" loext:marker-style-name="T13"><text:span text:style-name="T13">SN</text:span><text:span text:style-name="T13"/></text:p>
          </table:table-cell>
          <table:table-cell table:style-name="Table2.A1" office:value-type="string">
            <text:p text:style-name="P65" loext:marker-style-name="T13"><text:span text:style-name="T13">Code</text:span><text:span text:style-name="T13"/></text:p>
          </table:table-cell>
          <table:table-cell table:style-name="Table2.A1" office:value-type="string">
            <text:p text:style-name="P66" loext:marker-style-name="T13"><text:span text:style-name="T13">Course</text:span><text:span text:style-name="T14"> </text:span><text:span text:style-name="T13">Title</text:span></text:p>
          </table:table-cell>
          <table:table-cell table:style-name="Table2.A1" office:value-type="string">
            <text:p text:style-name="P67" loext:marker-style-name="T13"><text:span text:style-name="T13">Credit</text:span><text:span text:style-name="T13"/></text:p>
          </table:table-cell>
          <table:table-cell table:style-name="Table2.A1" office:value-type="string">
            <text:p text:style-name="P68" loext:marker-style-name="T13"><text:span text:style-name="T13">Grade</text:span><text:span text:style-name="T13"/></text:p>
          </table:table-cell>
          <table:table-cell table:style-name="Table2.A1" office:value-type="string">
            <text:p text:style-name="P69" loext:marker-style-name="T13"><text:span text:style-name="T13">Passed</text:span><text:span text:style-name="T16"> </text:span><text:span text:style-name="T13">Year</text:span></text:p>
            <text:p text:style-name="P63" loext:marker-style-name="T13"><text:span text:style-name="T13">.….(Year)…..</text:span><text:span text:style-name="T18"> </text:span><text:span text:style-name="T13">Fall/Spring</text:span></text:p>
          </table:table-cell>
        </table:table-row>
        <table:table-row table:style-name="Table2.2">
          <table:table-cell table:style-name="Table2.A1" table:number-columns-spanned="5" office:value-type="string">
            <text:p text:style-name="P50" loext:marker-style-name="T20"><text:span text:style-name="T20">Ninth</text:span><text:span text:style-name="T21"> </text:span><text:span text:style-name="T20">Semester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table:number-columns-spanned="5" office:value-type="string">
            <text:p text:style-name="P51" loext:marker-style-name="T20"><text:span text:style-name="T20">Tenth</text:span><text:span text:style-name="T24"> </text:span><text:span text:style-name="T20">Semester</text:span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29" loext:marker-style-name="T13"/>
          </table:table-cell>
        </table:table-row>
        <table:table-row table:style-name="Table2.3">
          <table:table-cell table:style-name="Table2.A1" office:value-type="string">
            <text:p text:style-name="P45" loext:marker-style-name="T13"><text:span text:style-name="T13">1.</text:span><text:span text:style-name="T13"/></text:p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table:number-columns-spanned="2" office:value-type="string">
            <text:p text:style-name="P70" loext:marker-style-name="T28"/>
          </table:table-cell>
          <table:covered-table-cell/>
          <table:table-cell table:style-name="Table2.A1" office:value-type="string">
            <text:p text:style-name="P48" loext:marker-style-name="T13"><text:span text:style-name="T13">1.</text:span><text:span text:style-name="T13"/></text:p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</table:table-row>
        <table:table-row table:style-name="Table2.2">
          <table:table-cell table:style-name="Table2.A1" office:value-type="string">
            <text:p text:style-name="P45" loext:marker-style-name="T13"><text:span text:style-name="T13">2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48" loext:marker-style-name="T13"><text:span text:style-name="T13">2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2">
          <table:table-cell table:style-name="Table2.A1" office:value-type="string">
            <text:p text:style-name="P45" loext:marker-style-name="T13"><text:span text:style-name="T13">3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48" loext:marker-style-name="T13"><text:span text:style-name="T13">3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2">
          <table:table-cell table:style-name="Table2.A1" office:value-type="string">
            <text:p text:style-name="P45" loext:marker-style-name="T13"><text:span text:style-name="T13">4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48" loext:marker-style-name="T13"><text:span text:style-name="T13">4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2">
          <table:table-cell table:style-name="Table2.A1" office:value-type="string">
            <text:p text:style-name="P45" loext:marker-style-name="T13"><text:span text:style-name="T13">5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48" loext:marker-style-name="T13"><text:span text:style-name="T13">5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2">
          <table:table-cell table:style-name="Table2.A1" office:value-type="string">
            <text:p text:style-name="P45" loext:marker-style-name="T13"><text:span text:style-name="T13">6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48" loext:marker-style-name="T13"><text:span text:style-name="T13">6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3">
          <table:table-cell table:style-name="Table2.A1" office:value-type="string">
            <text:p text:style-name="P45" loext:marker-style-name="T13"><text:span text:style-name="T13">7.</text:span><text:span text:style-name="T13"/></text:p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table:number-columns-spanned="2" office:value-type="string">
            <text:p text:style-name="P70" loext:marker-style-name="T28"/>
          </table:table-cell>
          <table:covered-table-cell/>
          <table:table-cell table:style-name="Table2.A1" office:value-type="string">
            <text:p text:style-name="P48" loext:marker-style-name="T13"><text:span text:style-name="T13">7.</text:span><text:span text:style-name="T13"/></text:p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  <table:table-cell table:style-name="Table2.A1" office:value-type="string">
            <text:p text:style-name="P70" loext:marker-style-name="T28"/>
          </table:table-cell>
        </table:table-row>
        <table:table-row table:style-name="Table2.2">
          <table:table-cell table:style-name="Table2.A1" office:value-type="string">
            <text:p text:style-name="P45" loext:marker-style-name="T13"><text:span text:style-name="T13">8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48" loext:marker-style-name="T13"><text:span text:style-name="T13">8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2">
          <table:table-cell table:style-name="Table2.A1" office:value-type="string">
            <text:p text:style-name="P45" loext:marker-style-name="T13"><text:span text:style-name="T13">9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48" loext:marker-style-name="T13"><text:span text:style-name="T13">9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2">
          <table:table-cell table:style-name="Table2.A1" office:value-type="string">
            <text:p text:style-name="P46" loext:marker-style-name="T13"><text:span text:style-name="T13">10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49" loext:marker-style-name="T13"><text:span text:style-name="T13">10.</text:span><text:span text:style-name="T13"/></text:p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2">
          <table:table-cell table:style-name="Table2.A1" table:number-columns-spanned="3" office:value-type="string">
            <text:p text:style-name="P23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</table:table-cell>
          <table:covered-table-cell/>
          <table:covered-table-cell/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table:number-columns-spanned="3" office:value-type="string">
            <text:p text:style-name="P24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</table:table-cell>
          <table:covered-table-cell/>
          <table:covered-table-cell/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29" loext:marker-style-name="T13"/>
          </table:table-cell>
        </table:table-row>
        <table:table-row table:style-name="Table2.3">
          <table:table-cell table:style-name="Table2.A1" table:number-columns-spanned="3" office:value-type="string">
            <text:p text:style-name="P25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0" loext:marker-style-name="T28"/>
          </table:table-cell>
          <table:covered-table-cell/>
          <table:table-cell table:style-name="Table2.A1" table:number-columns-spanned="2" office:value-type="string">
            <text:p text:style-name="P70" loext:marker-style-name="T28"/>
          </table:table-cell>
          <table:covered-table-cell/>
          <table:table-cell table:style-name="Table2.A1" table:number-columns-spanned="3" office:value-type="string">
            <text:p text:style-name="P26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0" loext:marker-style-name="T28"/>
          </table:table-cell>
          <table:covered-table-cell/>
          <table:table-cell table:style-name="Table2.A1" office:value-type="string">
            <text:p text:style-name="P70" loext:marker-style-name="T28"/>
          </table:table-cell>
        </table:table-row>
        <table:table-row table:style-name="Table2.15">
          <table:table-cell table:style-name="Table2.A15" table:number-rows-spanned="2" table:number-columns-spanned="4" office:value-type="string">
            <text:p text:style-name="P29" loext:marker-style-name="T13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70" loext:marker-style-name="T28"/>
          </table:table-cell>
          <table:covered-table-cell/>
          <table:table-cell table:style-name="Table2.A1" table:number-columns-spanned="4" office:value-type="string">
            <text:p text:style-name="P71" loext:marker-style-name="T20"><text:span text:style-name="T20">Sum</text:span><text:span text:style-name="T21"> </text:span><text:span text:style-name="T20">of</text:span><text:span text:style-name="T24"> </text:span><text:span text:style-name="T20">Credits</text:span><text:span text:style-name="T17"> </text:span><text:span text:style-name="T20">in</text:span><text:span text:style-name="T15"> </text:span><text:span text:style-name="T20">all Semesters</text:span>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70" loext:marker-style-name="T28"><text:s/><text:span text:style-name="T46">133</text:span></text:p>
          </table:table-cell>
          <table:covered-table-cell/>
          <table:table-cell table:style-name="Table2.A1" office:value-type="string">
            <text:p text:style-name="P70" loext:marker-style-name="T28"/>
          </table:table-cell>
        </table:table-row>
        <table:table-row table:style-name="Table2.16">
          <table:covered-table-cell table:style-name="Table2.A16"/>
          <table:covered-table-cell/>
          <table:covered-table-cell/>
          <table:covered-table-cell/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table:number-columns-spanned="4" office:value-type="string">
            <text:p text:style-name="P64" loext:marker-style-name="T20"><text:span text:style-name="T13">Cumulative Grade Point Average </text:span><text:span text:style-name="T20">CGPA (Official</text:span><text:span text:style-name="T19"> </text:span><text:span text:style-name="T20">Use)</text:span>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29" loext:marker-style-name="T13"/>
          </table:table-cell>
          <table:covered-table-cell/>
          <table:table-cell table:style-name="Table2.A1" office:value-type="string">
            <text:p text:style-name="P29" loext:marker-style-name="T13"/>
          </table:table-cell>
        </table:table-row>
      </table:table>
      <text:p text:style-name="Text_20_body"/>
      <text:p text:style-name="Text_20_body"/>
      <text:p text:style-name="P80" loext:marker-style-name="T29"/>
      <text:p text:style-name="P1">I<text:span text:style-name="T30"> </text:span>declare<text:span text:style-name="T31"> </text:span>that<text:span text:style-name="T30"> </text:span>the<text:span text:style-name="T31"> </text:span>particulars<text:span text:style-name="T30"> </text:span>given<text:span text:style-name="T31"> </text:span>above<text:span text:style-name="T31"> </text:span>are<text:span text:style-name="T31"> </text:span>correct.<text:span text:style-name="T31"> </text:span>I<text:span text:style-name="T31"> </text:span>have<text:span text:style-name="T31"> </text:span>attached<text:span text:style-name="T31"> </text:span>all<text:span text:style-name="T32"> </text:span>documents required<text:span text:style-name="T33"> </text:span>to<text:span text:style-name="T31"> </text:span>receive<text:span text:style-name="T30"> </text:span>the<text:span text:style-name="T31"> </text:span>transcript.<text:span text:style-name="T34"> </text:span>I<text:span text:style-name="T35"> </text:span>agree<text:span text:style-name="T35"> </text:span>that<text:span text:style-name="T36"> </text:span>false<text:span text:style-name="T35"> </text:span>information<text:span text:style-name="T1"> </text:span>or<text:span text:style-name="T35"> </text:span>insufficiency of<text:span text:style-name="T1"> </text:span>documents<text:span text:style-name="T37"> </text:span>will<text:span text:style-name="T1"> </text:span>lead to<text:span text:style-name="T30"> </text:span>my inability<text:span text:style-name="T1"> </text:span>of<text:span text:style-name="T35"> </text:span>receive<text:span text:style-name="T35"> </text:span>Transcript.</text:p>
      <text:p text:style-name="P81" loext:marker-style-name="T38"/>
      <text:p text:style-name="P82" loext:marker-style-name="T39"/>
      <text:p text:style-name="P2">……………………….<text:span text:style-name="T34"> </text:span>Signature of applicant<text:span text:style-name="T30"> </text:span>Date:<text:span text:style-name="T46">11/14/2024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3" loext:marker-style-name="T26"/>
      <text:p text:style-name="P76" loext:marker-style-name="T26"><text:span text:style-name="T26">Page 2</text:span><text:span text:style-name="T27"> </text:span><text:span text:style-name="T26">of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2.4453in" fo:margin-right="2.4445in" fo:margin-top="0.0547in" fo:margin-bottom="0in" style:contextual-spacing="false" fo:text-align="center" style:justify-single-word="false"/>
      <style:text-properties style:font-name="Arial" fo:font-family="Arial" style:font-family-generic="roman" style:font-pitch="variable" fo:font-size="13pt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1945in" fo:margin-left="0.4307in" fo:margin-right="0.18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693in" fo:margin-bottom="0.1945in" fo:margin-left="0.4307in" fo:margin-right="0.1807in" style:writing-mode="lr-tb" style:layout-grid-color="#c0c0c0" style:layout-grid-lines="277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novo</meta:initial-creator>
    <meta:creation-date>2024-11-14T06:11:57</meta:creation-date>
    <dc:date>2024-11-15T16:02:03.681000000</dc:date>
    <meta:editing-duration>PT37M52S</meta:editing-duration>
    <meta:generator>LibreOffice/24.2.5.2$Windows_X86_64 LibreOffice_project/bffef4ea93e59bebbeaf7f431bb02b1a39ee8a59</meta:generator>
    <meta:print-date>2024-11-14T12:07:16.593000000</meta:print-date>
    <meta:printed-by>PDF files</meta:printed-by>
    <meta:editing-cycles>7</meta:editing-cycles>
    <meta:document-statistic meta:table-count="2" meta:image-count="0" meta:object-count="0" meta:page-count="3" meta:paragraph-count="364" meta:word-count="694" meta:character-count="3718" meta:non-whitespace-character-count="3276"/>
    <meta:user-defined meta:name="AppVersion">12.0000</meta:user-defined>
    <meta:user-defined meta:name="Created" meta:value-type="date">2024-07-04T00:00:00</meta:user-defined>
    <meta:user-defined meta:name="Creator">Microsoft® Word 2016</meta:user-defined>
    <meta:user-defined meta:name="LastSaved" meta:value-type="date">2024-11-14T00:00:00</meta:user-defined>
    <meta:template xlink:type="simple" xlink:actuate="onRequest" xlink:title="Normal" xlink:href=""/>
  </office:meta>
</office:document-meta>
</file>